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bb3af" officeooo:paragraph-rsid="001bb3af"/>
    </style:style>
    <style:style style:name="P2" style:family="paragraph" style:parent-style-name="Standard">
      <style:text-properties officeooo:rsid="001bb3af" officeooo:paragraph-rsid="001d2be3"/>
    </style:style>
    <style:style style:name="P3" style:family="paragraph" style:parent-style-name="Standard">
      <style:text-properties officeooo:rsid="001bb3af" officeooo:paragraph-rsid="0025491f"/>
    </style:style>
    <style:style style:name="P4" style:family="paragraph" style:parent-style-name="Standard">
      <style:text-properties officeooo:rsid="001ce1ef" officeooo:paragraph-rsid="001ce1ef"/>
    </style:style>
    <style:style style:name="P5" style:family="paragraph" style:parent-style-name="Standard">
      <style:text-properties officeooo:rsid="001d2be3" officeooo:paragraph-rsid="001d2be3"/>
    </style:style>
    <style:style style:name="P6" style:family="paragraph" style:parent-style-name="Standard">
      <style:text-properties officeooo:rsid="001d2be3" officeooo:paragraph-rsid="00207ea2"/>
    </style:style>
    <style:style style:name="P7" style:family="paragraph" style:parent-style-name="Standard">
      <style:text-properties officeooo:rsid="001d2be3" officeooo:paragraph-rsid="00258450"/>
    </style:style>
    <style:style style:name="P8" style:family="paragraph" style:parent-style-name="Standard">
      <style:text-properties officeooo:rsid="001ec12e" officeooo:paragraph-rsid="001ec12e"/>
    </style:style>
    <style:style style:name="P9" style:family="paragraph" style:parent-style-name="Standard">
      <style:text-properties officeooo:rsid="00191af7" officeooo:paragraph-rsid="0025491f"/>
    </style:style>
    <style:style style:name="P10" style:family="paragraph" style:parent-style-name="Standard">
      <style:text-properties officeooo:rsid="0025491f" officeooo:paragraph-rsid="0025491f"/>
    </style:style>
    <style:style style:name="P11" style:family="paragraph" style:parent-style-name="Standard">
      <style:text-properties officeooo:rsid="00258450" officeooo:paragraph-rsid="00258450"/>
    </style:style>
    <style:style style:name="P12" style:family="paragraph" style:parent-style-name="Standard">
      <style:text-properties officeooo:rsid="0026f7c6" officeooo:paragraph-rsid="0026f7c6"/>
    </style:style>
    <style:style style:name="P13" style:family="paragraph" style:parent-style-name="Standard">
      <style:text-properties officeooo:rsid="00207ea2" officeooo:paragraph-rsid="00207ea2"/>
    </style:style>
    <style:style style:name="P14" style:family="paragraph" style:parent-style-name="Standard">
      <style:text-properties officeooo:rsid="0028a3ab" officeooo:paragraph-rsid="0028a3ab"/>
    </style:style>
    <style:style style:name="P15" style:family="paragraph" style:parent-style-name="Standard">
      <style:paragraph-properties fo:break-before="page"/>
      <style:text-properties officeooo:rsid="001d2be3" officeooo:paragraph-rsid="001d2be3"/>
    </style:style>
    <style:style style:name="P16" style:family="paragraph" style:parent-style-name="Standard">
      <style:text-properties officeooo:rsid="0026f7c6" officeooo:paragraph-rsid="0026f7c6"/>
    </style:style>
    <style:style style:name="P17" style:family="paragraph" style:parent-style-name="Standard">
      <style:text-properties officeooo:rsid="0026f7c6" officeooo:paragraph-rsid="0029080c"/>
    </style:style>
    <style:style style:name="P18" style:family="paragraph" style:parent-style-name="Standard">
      <style:text-properties officeooo:rsid="0026f7c6" officeooo:paragraph-rsid="00296c62"/>
    </style:style>
    <style:style style:name="P19" style:family="paragraph" style:parent-style-name="Standard">
      <style:text-properties officeooo:rsid="0028a3ab" officeooo:paragraph-rsid="0029080c"/>
    </style:style>
    <style:style style:name="P20" style:family="paragraph" style:parent-style-name="Standard">
      <style:text-properties officeooo:rsid="00296c62" officeooo:paragraph-rsid="0029ac5f"/>
    </style:style>
    <style:style style:name="P21" style:family="paragraph" style:parent-style-name="Standard">
      <style:text-properties officeooo:rsid="0029ac5f" officeooo:paragraph-rsid="002a0487"/>
    </style:style>
    <style:style style:name="P22" style:family="paragraph" style:parent-style-name="Standard">
      <style:text-properties officeooo:rsid="001d2be3" officeooo:paragraph-rsid="001d2be3"/>
    </style:style>
    <style:style style:name="P23" style:family="paragraph" style:parent-style-name="Standard">
      <style:text-properties officeooo:rsid="002b697c" officeooo:paragraph-rsid="002d54d3"/>
    </style:style>
    <style:style style:name="P24" style:family="paragraph" style:parent-style-name="Standard">
      <style:text-properties officeooo:rsid="001ec12e" officeooo:paragraph-rsid="001d2be3"/>
    </style:style>
    <style:style style:name="P25" style:family="paragraph" style:parent-style-name="Standard">
      <style:text-properties officeooo:rsid="0025491f" officeooo:paragraph-rsid="0025491f"/>
    </style:style>
    <style:style style:name="P26" style:family="paragraph" style:parent-style-name="Standard">
      <style:text-properties officeooo:rsid="0025491f" officeooo:paragraph-rsid="002b697c"/>
    </style:style>
    <style:style style:name="P27" style:family="paragraph" style:parent-style-name="Standard">
      <style:text-properties officeooo:rsid="002d54d3" officeooo:paragraph-rsid="002d54d3"/>
    </style:style>
    <style:style style:name="P28" style:family="paragraph" style:parent-style-name="Standard">
      <style:text-properties officeooo:rsid="001bb3af" officeooo:paragraph-rsid="0029ac5f"/>
    </style:style>
    <style:style style:name="P29" style:family="paragraph" style:parent-style-name="Standard">
      <style:text-properties officeooo:rsid="001bb3af" officeooo:paragraph-rsid="001ec12e"/>
    </style:style>
    <style:style style:name="P30" style:family="paragraph" style:parent-style-name="Standard">
      <style:text-properties officeooo:rsid="001ce1ef" officeooo:paragraph-rsid="001ce1ef"/>
    </style:style>
    <style:style style:name="P31" style:family="paragraph" style:parent-style-name="Standard">
      <style:text-properties officeooo:rsid="002f93dc" officeooo:paragraph-rsid="002f93dc"/>
    </style:style>
    <style:style style:name="T1" style:family="text">
      <style:text-properties officeooo:rsid="001d2be3"/>
    </style:style>
    <style:style style:name="T2" style:family="text">
      <style:text-properties officeooo:rsid="0025491f"/>
    </style:style>
    <style:style style:name="T3" style:family="text">
      <style:text-properties officeooo:rsid="00258450"/>
    </style:style>
    <style:style style:name="T4" style:family="text">
      <style:text-properties fo:font-style="italic" style:font-style-asian="italic" style:font-style-complex="italic"/>
    </style:style>
    <style:style style:name="T5" style:family="text">
      <style:text-properties fo:font-style="italic" officeooo:rsid="00258450" style:font-style-asian="italic" style:font-style-complex="italic"/>
    </style:style>
    <style:style style:name="T6" style:family="text">
      <style:text-properties officeooo:rsid="0026f7c6"/>
    </style:style>
    <style:style style:name="T7" style:family="text">
      <style:text-properties officeooo:rsid="0028a3ab"/>
    </style:style>
    <style:style style:name="T8" style:family="text">
      <style:text-properties officeooo:rsid="0028dd4f"/>
    </style:style>
    <style:style style:name="T9" style:family="text">
      <style:text-properties officeooo:rsid="0029080c"/>
    </style:style>
    <style:style style:name="T10" style:family="text">
      <style:text-properties officeooo:rsid="0029ac5f"/>
    </style:style>
    <style:style style:name="T11" style:family="text">
      <style:text-properties officeooo:rsid="002a0487"/>
    </style:style>
    <style:style style:name="T12" style:family="text">
      <style:text-properties officeooo:rsid="002b697c"/>
    </style:style>
    <style:style style:name="T13" style:family="text">
      <style:text-properties fo:font-style="normal" style:font-style-asian="normal" style:font-style-complex="normal"/>
    </style:style>
    <style:style style:name="T14" style:family="text">
      <style:text-properties officeooo:rsid="002d54d3"/>
    </style:style>
    <style:style style:name="T15" style:family="text">
      <style:text-properties officeooo:rsid="002e3ba0"/>
    </style:style>
    <style:style style:name="T16" style:family="text">
      <style:text-properties officeooo:rsid="002f93dc"/>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álisis de los resultados</text:p>
      <text:p text:style-name="P4"/>
      <text:p text:style-name="P10">Crawler</text:p>
      <text:p text:style-name="P4"><text:span text:style-name="T1">Mediante la ejecución del crawler en diferentes intervalos de tiempo y se aprecia que l</text:span>a web seleccionada siempre tiene aproximadamente entre 1<text:span text:style-name="T2">40</text:span> y 200 anuncios, <text:span text:style-name="T1">y aparecen alrededor de 5 anuncios nuevos cada día.</text:span></text:p>
      <text:p text:style-name="P4"/>
      <text:p text:style-name="P31">[log de Scrapy]</text:p>
      <text:p text:style-name="P9">2015-06-11 16:25:34+0200 [grouponScrapy] INFO: Stored json feed (145 items) in: result.json</text:p>
      <text:p text:style-name="P9">2015-06-11 16:25:34+0200 [grouponScrapy] INFO: Dumping Scrapy stats:</text:p>
      <text:p text:style-name="P9"><text:tab/>{'downloader/request_bytes': 105152,</text:p>
      <text:p text:style-name="P9"><text:tab/> 'downloader/request_count': 146,</text:p>
      <text:p text:style-name="P9"><text:tab/> 'downloader/request_method_count/GET': 146,</text:p>
      <text:p text:style-name="P9"><text:tab/> 'downloader/response_bytes': 3324912,</text:p>
      <text:p text:style-name="P9"><text:tab/> 'downloader/response_count': 146,</text:p>
      <text:p text:style-name="P9"><text:tab/> 'downloader/response_status_count/200': 146,</text:p>
      <text:p text:style-name="P9"><text:tab/> 'finish_reason': 'finished',</text:p>
      <text:p text:style-name="P9"><text:tab/> 'finish_time': datetime.datetime(2015, 6, 11, 14, 25, 34, 835440),</text:p>
      <text:p text:style-name="P9"><text:tab/> 'item_scraped_count': 145,</text:p>
      <text:p text:style-name="P9"><text:tab/> 'log_count/DEBUG': 293,</text:p>
      <text:p text:style-name="P9"><text:tab/> 'log_count/INFO': 9,</text:p>
      <text:p text:style-name="P9"><text:tab/> 'request_depth_max': 1,</text:p>
      <text:p text:style-name="P9"><text:tab/> 'response_received_count': 146,</text:p>
      <text:p text:style-name="P9"><text:tab/> 'scheduler/dequeued': 146,</text:p>
      <text:p text:style-name="P9"><text:tab/> 'scheduler/dequeued/memory': 146,</text:p>
      <text:p text:style-name="P9"><text:tab/> 'scheduler/enqueued': 146,</text:p>
      <text:p text:style-name="P9"><text:tab/> 'scheduler/enqueued/memory': 146,</text:p>
      <text:p text:style-name="P9"><text:tab/> 'start_time': datetime.datetime(2015, 6, 11, 14, 24, 8, 518039)}</text:p>
      <text:p text:style-name="P9">2015-06-11 16:25:34+0200 [grouponScrapy] INFO: Spider closed (finished)</text:p>
      <text:p text:style-name="P3"/>
      <text:p text:style-name="P10"><text:span text:style-name="T16">El log de Scrapy se observa:</text:span> item_scraped_count 145, start_time y finish time, cuya diferencia es de 86 segundos. Esto significa que ha examinado 1.67 ofertas por segundo. Es necesario tener en cuenta que en este tiempo está incluido la carga del navegador a través de Selenium, que son aproximadamente 5 segundos. </text:p>
      <text:p text:style-name="P26">Otra característica particular de Scrapy es que cuando guarda los resultados en <text:span text:style-name="T12">JSON</text:span>, no sobreescribe el archivo existente con el mismo nombre, sino que anida los elementos a partir del fichero ya existente. E</text:p>
      <text:p text:style-name="P10"/>
      <text:p text:style-name="P10"/>
      <text:p text:style-name="P10">Almacenamiento</text:p>
      <text:p text:style-name="P10"><text:span text:style-name="T11">Aquí sólo cabe destacar que p</text:span>ara añadir nuevas ofertas a la base de datos y a la vez preservar las ya encontradas <text:span text:style-name="T5">mongoimport</text:span> permite utilizar el parámetro –upsertFields, que permite definir uno o varios campos como índices. En este caso se usa como índice la URL de cada oferta, <text:span text:style-name="T3">así que en el caso de ya existir la URL el proceso de importación actualiza el resto de campos del documento, y cuando no existe pues crea un documento nuevo. </text:span></text:p>
      <text:p text:style-name="P11">No obstante para actualizar la colección de regiones, se implementa un script en Python, que <text:span text:style-name="T11">va</text:span> anidando las URLs a cada región, ya que no es posible anidar elementos a un campo mediante <text:span text:style-name="T4">mongoimport</text:span>.</text:p>
      <text:p text:style-name="P1"/>
      <text:p text:style-name="P11"><text:soft-page-break/>Análisis</text:p>
      <text:p text:style-name="P29"/>
      <text:p text:style-name="P5"><text:span text:style-name="T3">El clústering</text:span> más <text:span text:style-name="T9">lógica</text:span> de l<text:span text:style-name="T3">as ofertas</text:span> <text:span text:style-name="T3">consta de</text:span> <text:span text:style-name="T6">5 </text:span>clústeres:</text:p>
      <text:p text:style-name="P7"><draw:frame draw:style-name="fr1" draw:name="Object1" text:anchor-type="paragraph" svg:x="0.1118in" svg:y="0.098in" svg:width="6.2228in" svg:height="1.2193in" draw:z-index="0"><draw:object xlink:href="./Object 1" xlink:type="simple" xlink:show="embed" xlink:actuate="onLoad"/><draw:image xlink:href="./ObjectReplacements/Object 1" xlink:type="simple" xlink:show="embed" xlink:actuate="onLoad"/></draw:frame></text:p>
      <text:p text:style-name="P12">Según las palabras clave se puede observar que la temática de cada clúster es distinta. El cúster 0 se refiere a ofertas relacionadas con la naturaleza, el 1 a zonas de costa, el 2 a anuncios relacionados con <text:span text:style-name="T7">alimentación y bebidas</text:span>, el 3 está relacionado con zonas de ciudad y el último <text:span text:style-name="T7">observando sólo las palabras no queda claro exactamente su temática, pero luego de analizar las ofertas se deduce que está relacionadas con relax (spa, balnearios, masajes, etc).</text:span></text:p>
      <text:p text:style-name="P12"/>
      <text:p text:style-name="P8">Agergación</text:p>
      <text:p text:style-name="P8"><draw:frame draw:style-name="fr1" draw:name="Object2" text:anchor-type="paragraph" svg:x="0.0673in" svg:y="0.0602in" svg:width="2.9992in" svg:height="1.0665in" draw:z-index="1"><draw:object xlink:href="./Object 2" xlink:type="simple" xlink:show="embed" xlink:actuate="onLoad"/><draw:image xlink:href="./ObjectReplacements/Object 2" xlink:type="simple" xlink:show="embed" xlink:actuate="onLoad"/></draw:frame></text:p>
      <text:p text:style-name="P8"/>
      <text:p text:style-name="P8"/>
      <text:p text:style-name="P8"/>
      <text:p text:style-name="P14"/>
      <text:p text:style-name="P14"/>
      <text:p text:style-name="P14"/>
      <text:p text:style-name="P19">Un dato interesante es que el descuento medio por clúster es muy similar, entre el 53-56%. El cúster 4 <text:span text:style-name="T8">destaca por tener</text:span> precio medio más caro 194.3<text:span text:style-name="T8">€, por lo tanto los términos de este clúster como disfrutar, coche y libre le dan más valor a las ofertas. Le sigue el clúster 1 con un precio medio de 133.9€, siendo el clúster con mayor cantidad de ofertas con términos como costa, mar e isla. Cabe destacar que el término playa es significativo en ambos clústeres, en consecuencia puede decirse que es el que tiene más valor. Por otro lado, el clúster 2 tiene el precio medio más bajo y el menor número de ofertas con términos como cena, menú y restaurante.</text:span></text:p>
      <text:p text:style-name="P5"/>
      <text:p text:style-name="P6">- Palabras clave <text:span text:style-name="T6">por categoría:</text:span></text:p>
      <text:p text:style-name="P12">1: apartamentos, canaria, playa, junio, mar, mayo, palmera, agosto</text:p>
      <text:p text:style-name="P12">2: hostal, municipio, wifi, zona, patrimonio, aprovecha, comarca, playa</text:p>
      <text:p text:style-name="P12">3: wifi, centro, baño, guía, tv, catedral, mascotas, partir</text:p>
      <text:p text:style-name="P12">4: centro, aire, piscina, baño, spa, wifi, palacio, tv</text:p>
      <text:p text:style-name="P12">5: desayuno, media, pensión, palacio, disfrutar, golf, tiempo, locales</text:p>
      <text:p text:style-name="P12"/>
      <text:p text:style-name="P20"><text:span text:style-name="T10">Los términos están ordenados por pesos de mayor a menor. </text:span>El término centro es reelevante en ofertas de 3 y 4 estrellas, al igual quel el término palacio lo es para las de 4 y 5, y el término wifi lo es para las de 2 y 3. <text:span text:style-name="T10">Puede interpretarse que la mayoría de </text:span>las ofertas de 5 estrellas son de media pensión <text:span text:style-name="T10">con desayuno, las de 2 estrellas son hostales, y en las de 3 estrellas donde más mascotas se admiten. Por último destacar</text:span> que sólo aparece una oferta de 1 estrella. </text:p>
      <text:p text:style-name="P18"/>
      <text:p text:style-name="P17"><text:span text:style-name="T1">- Palabras clave </text:span>por <text:s/>region<text:span text:style-name="T9">e</text:span>s:</text:p>
      <text:p text:style-name="P12">Islas: playa, wifi, mar, centro, zona, playas, baño, gratuito</text:p>
      <text:p text:style-name="P12">Especial: precio, viaje, oportunidad, directo, mundo, pensión, españa, mínimo</text:p>
      <text:p text:style-name="P12"><text:soft-page-break/>Europa: museo, centro, baño, tv, inglés, guía, aire, encuentra</text:p>
      <text:p text:style-name="P12">España: playa, mar, wifi, zona, baño, parque, guía, naturaleza</text:p>
      <text:p text:style-name="P12">Portugal: playa, wifi, zona, mar, baño, centro, guía, gratuito</text:p>
      <text:p text:style-name="P12">Costa: mar, playa, costa, castillo, municipio, mascotas, visitar, zona</text:p>
      <text:p text:style-name="P12">Norte: mar, gastronomía, naturaleza, restaurante, wifi, baño, playa, guía</text:p>
      <text:p text:style-name="P12">Centro: cena, madrid, palacio, centro, aire, rural, tv, wifi</text:p>
      <text:p text:style-name="P12">Montaña: playa, wifi, mar, baño, zona, centro, gratuito, playas</text:p>
      <text:p text:style-name="P12">Catalunya: barcelona, mar, zona, actividades, municipio, mediterráneo, playas, guía</text:p>
      <text:p text:style-name="P12">Andorra: julio, andorra, jueves, apartamentos, caldea, sábado, montaña, rutas</text:p>
      <text:p text:style-name="P12">Sur: granada, cena, wifi, playa, parque, partir, guía, zona</text:p>
      <text:p text:style-name="P12">Fuera de Europa: ammán, barcelona, madrid, desayuno, salida, prevista, traslado, llegada</text:p>
      <text:p text:style-name="P12">Levante: playa, apartamentos, murcia, mar, castillo, costa, histórico, castellón</text:p>
      <text:p text:style-name="P13"/>
      <text:p text:style-name="P21">La clasificación por regiones está la hecha por la misma web, ya que resulta complejo realizar de un modo sencillo un agrupamiento a partir de la dirección de todas las ofertas, además que en gran medida se trata de ofertas en España, por lo que este agrupamiento es válido para analizar. Nuevamente los términos playa y wifi son de los que más abundan. <text:span text:style-name="T11">Es curioso que en regiones de Montaña el término más destacado sea playa y que en Centro aparezcan términos como rural y aire. Se puede apreciar que las palabras hacen referencia a la tématica de cada región como por ejemplo en Europa museo e inglés, España playa, en el Norte gastronomía y nautraleza, y en Levante castillo e histórico.</text:span></text:p>
      <text:p text:style-name="P28"/>
      <text:p text:style-name="P5"/>
      <text:p text:style-name="P5"/>
      <text:p text:style-name="P15">Conclusiones</text:p>
      <text:p text:style-name="P5"/>
      <text:p text:style-name="P23">Ha sido posible realizar la extracción, almacenamiento y análisis de una web túristica, gracias al uso del lenguage Python mediante la combinación de las tecnologías como Scrapy, MongoDB, NLTK y Scikit-learn. Scrapy ha resultado realmente simple y rápido, tanto en el desarrollo como en la implementación, pero cuando se trata de cargar contenido asíncrono pierde algo de eficacia y es necesario utilizar librerias como Selenium, que permiten hacer una navegación gráfica <text:span text:style-name="T14">y hacen</text:span> el proceso más lento. La posibilidad <text:span text:style-name="T14">de Scrapy </text:span>de generar un fichero de salida JSON, hace sencilla la importación de la información en MongoDB, la cual puede hacer <text:span text:style-name="T4">Merge </text:span><text:span text:style-name="T13">(fusión de los datos)</text:span> sin complicación, <text:span text:style-name="T14">ya sea a través de comando propio o con la creación de un script</text:span>. <text:span text:style-name="T14">Finalmente</text:span> las herramienta de análisis como NLTK y Scikit-learn <text:span text:style-name="T14">son realmente poderosas, rápidas y configurables, permitiendo implementar, en pocas líneas, análisis complejos con gran cantidad de parámetros.</text:span></text:p>
      <text:p text:style-name="P2"/>
      <text:p text:style-name="P2"/>
      <text:p text:style-name="P5"><text:span text:style-name="T15">T</text:span>rabajo futuro</text:p>
      <text:p text:style-name="P5"/>
      <text:p text:style-name="P27">Es importante afirmar que cualquiera de las tecnologías y procesos utilizados en el presente trabajo pueden ser aplicados a cualquier campo. Sería posible una continuación del mismo mediante el indexado de la información para implementar búscadores, o clasificar grandes volúmenes de información, o simplemten realizar estudios estadísticos. Finalmente, este proyecto puede ser ampliamente aplicado a la obtención de datos con el objetivo de iniciar nuevas aplicaciones o extender aplicaciones ya existentes.</text:p>
      <text:p text:style-name="P24"/>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1T08:12:44.890902641</meta:creation-date>
    <dc:date>2015-06-12T10:01:44.615497097</dc:date>
    <meta:editing-duration>PT1H30M11S</meta:editing-duration>
    <meta:editing-cycles>8</meta:editing-cycles>
    <meta:generator>LibreOffice/4.3.7.2$Linux_X86_64 LibreOffice_project/430m0$Build-2</meta:generator>
    <meta:document-statistic meta:table-count="0" meta:image-count="0" meta:object-count="2" meta:page-count="4" meta:paragraph-count="62" meta:word-count="1147" meta:character-count="7547" meta:non-whitespace-character-count="64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text-properties style:text-position=""/>
    </style:style>
    <style:style style:name="ce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text-position=""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style>
    <style:style style:name="ce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1" table:default-cell-style-name="ce4"/>
        <table:table-column table:style-name="co1" table:number-columns-repeated="6" table:default-cell-style-name="ce3"/>
        <table:table-row table:style-name="ro1">
          <table:table-cell/>
          <table:table-cell table:style-name="Default" table:number-columns-repeated="7"/>
        </table:table-row>
        <table:table-row table:style-name="ro1">
          <table:table-cell/>
          <table:table-cell table:style-name="ce3" office:value-type="string" calcext:value-type="string">
            <text:p>Cluster</text:p>
          </table:table-cell>
          <table:table-cell office:value-type="string" calcext:value-type="string">
            <text:p>Cantidad</text:p>
          </table:table-cell>
          <table:table-cell office:value-type="string" calcext:value-type="string">
            <text:p>Palabras</text:p>
          </table:table-cell>
          <table:table-cell table:number-columns-repeated="4"/>
        </table:table-row>
        <table:table-row table:style-name="ro2">
          <table:table-cell/>
          <table:table-cell office:value-type="float" office:value="0" calcext:value-type="float">
            <text:p>0</text:p>
          </table:table-cell>
          <table:table-cell office:value-type="float" office:value="60" calcext:value-type="float">
            <text:p>60</text:p>
          </table:table-cell>
          <table:table-cell office:value-type="string" calcext:value-type="string">
            <text:p>naturaleza, turismo, sierra, senderismo, parque, región, rutas, activo</text:p>
          </table:table-cell>
          <table:table-cell table:number-columns-repeated="4"/>
        </table:table-row>
        <table:table-row table:style-name="ro2">
          <table:table-cell/>
          <table:table-cell office:value-type="float" office:value="1" calcext:value-type="float">
            <text:p>1</text:p>
          </table:table-cell>
          <table:table-cell office:value-type="float" office:value="80" calcext:value-type="float">
            <text:p>80</text:p>
          </table:table-cell>
          <table:table-cell office:value-type="string" calcext:value-type="string">
            <text:p>playa, mar, playas, apartamentos, costa, isla, arena, metros</text:p>
          </table:table-cell>
          <table:table-cell table:number-columns-repeated="4"/>
        </table:table-row>
        <table:table-row table:style-name="ro2">
          <table:table-cell/>
          <table:table-cell office:value-type="float" office:value="2" calcext:value-type="float">
            <text:p>2</text:p>
          </table:table-cell>
          <table:table-cell office:value-type="float" office:value="20" calcext:value-type="float">
            <text:p>20</text:p>
          </table:table-cell>
          <table:table-cell office:value-type="string" calcext:value-type="string">
            <text:p>cena, menú, bebidas, vino, casa, restaurante, cafetería, patrimonio</text:p>
          </table:table-cell>
          <table:table-cell table:number-columns-repeated="4"/>
        </table:table-row>
        <table:table-row table:style-name="ro2">
          <table:table-cell/>
          <table:table-cell office:value-type="float" office:value="3" calcext:value-type="float">
            <text:p>3</text:p>
          </table:table-cell>
          <table:table-cell office:value-type="float" office:value="68" calcext:value-type="float">
            <text:p>68</text:p>
          </table:table-cell>
          <table:table-cell office:value-type="string" calcext:value-type="string">
            <text:p>centro, palacio, capital, catedral, museo, estación, ofrece, wifi</text:p>
          </table:table-cell>
          <table:table-cell table:number-columns-repeated="4"/>
        </table:table-row>
        <table:table-row table:style-name="ro2">
          <table:table-cell/>
          <table:table-cell office:value-type="float" office:value="4" calcext:value-type="float">
            <text:p>4</text:p>
          </table:table-cell>
          <table:table-cell office:value-type="float" office:value="20" calcext:value-type="float">
            <text:p>20</text:p>
          </table:table-cell>
          <table:table-cell office:value-type="string" calcext:value-type="string">
            <text:p>desayuno, media, playa, disfrutar, españa, libre, coche, pequeño</text:p>
          </table:table-cell>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1">00/00/0000</text:date>, <text:time style:data-style-name="N2" text:time-value="18:12:18.3156563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0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text-properties style:text-position=""/>
    </style:style>
    <style:style style:name="ce2" style:family="table-cell" style:parent-style-name="Default">
      <style:table-cell-properties style:text-align-source="fix" style:repeat-content="false"/>
      <style:paragraph-properties fo:text-align="start" fo:margin-left="0in"/>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1" table:default-cell-style-name="Default"/>
        <table:table-row table:style-name="ro1" table:number-rows-repeated="9">
          <table:table-cell table:number-columns-repeated="4"/>
        </table:table-row>
        <table:table-row table:style-name="ro1">
          <table:table-cell/>
          <table:table-cell table:style-name="ce2" office:value-type="string" calcext:value-type="string">
            <text:p>Cluster</text:p>
          </table:table-cell>
          <table:table-cell table:style-name="ce2" office:value-type="string" calcext:value-type="string">
            <text:p>Descuento Media</text:p>
          </table:table-cell>
          <table:table-cell table:style-name="ce2" office:value-type="string" calcext:value-type="string">
            <text:p>Precio Medio</text:p>
          </table:table-cell>
        </table:table-row>
        <table:table-row table:style-name="ro1">
          <table:table-cell/>
          <table:table-cell table:style-name="ce2" office:value-type="float" office:value="0" calcext:value-type="float">
            <text:p>0</text:p>
          </table:table-cell>
          <table:table-cell table:style-name="ce2" office:value-type="float" office:value="55.196429" calcext:value-type="float">
            <text:p>55.196429</text:p>
          </table:table-cell>
          <table:table-cell table:style-name="ce2" office:value-type="float" office:value="63.206897" calcext:value-type="float">
            <text:p>63.206897</text:p>
          </table:table-cell>
        </table:table-row>
        <table:table-row table:style-name="ro1">
          <table:table-cell/>
          <table:table-cell table:style-name="ce2" office:value-type="float" office:value="1" calcext:value-type="float">
            <text:p>1</text:p>
          </table:table-cell>
          <table:table-cell table:style-name="ce2" office:value-type="float" office:value="54.75" calcext:value-type="float">
            <text:p>54.75</text:p>
          </table:table-cell>
          <table:table-cell table:style-name="ce2" office:value-type="float" office:value="133.909091" calcext:value-type="float">
            <text:p>133.909091</text:p>
          </table:table-cell>
        </table:table-row>
        <table:table-row table:style-name="ro1">
          <table:table-cell/>
          <table:table-cell table:style-name="ce2" office:value-type="float" office:value="2" calcext:value-type="float">
            <text:p>2</text:p>
          </table:table-cell>
          <table:table-cell table:style-name="ce2" office:value-type="float" office:value="55.263158" calcext:value-type="float">
            <text:p>55.263158</text:p>
          </table:table-cell>
          <table:table-cell table:style-name="ce2" office:value-type="float" office:value="50.578947" calcext:value-type="float">
            <text:p>50.578947</text:p>
          </table:table-cell>
        </table:table-row>
        <table:table-row table:style-name="ro1">
          <table:table-cell/>
          <table:table-cell table:style-name="ce2" office:value-type="float" office:value="3" calcext:value-type="float">
            <text:p>3</text:p>
          </table:table-cell>
          <table:table-cell table:style-name="ce2" office:value-type="float" office:value="53" calcext:value-type="float">
            <text:p>53</text:p>
          </table:table-cell>
          <table:table-cell table:style-name="ce2" office:value-type="float" office:value="97.651163" calcext:value-type="float">
            <text:p>97.651163</text:p>
          </table:table-cell>
        </table:table-row>
        <table:table-row table:style-name="ro1">
          <table:table-cell/>
          <table:table-cell table:style-name="ce2" office:value-type="float" office:value="4" calcext:value-type="float">
            <text:p>4</text:p>
          </table:table-cell>
          <table:table-cell table:style-name="ce2" office:value-type="float" office:value="56.5" calcext:value-type="float">
            <text:p>56.5</text:p>
          </table:table-cell>
          <table:table-cell table:style-name="ce2" office:value-type="float" office:value="194.333333" calcext:value-type="float">
            <text:p>194.33333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1">00/00/0000</text:date>, <text:time style:data-style-name="N2" text:time-value="18:32:48.360762273">00:00:00</text:time></text:p>
        </style:region-right>
      </style:header>
      <style:header-left style:display="false"/>
      <style:footer>
        <text:p>Page <text:page-number>1</text:page-number> / <text:page-count>99</text:page-count></text:p>
      </style:footer>
      <style:footer-left style:display="false"/>
    </style:master-page>
  </office:master-styles>
</office:document-styles>
</file>